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line-through-style="solid"/>
    </style:style>
    <style:style style:name="ce4" style:family="table-cell" style:parent-style-name="Default" style:data-style-name="N0">
      <style:text-properties fo:color="#008000" fo:font-weight="bold" style:font-weight-asian="bold" style:font-weight-complex="bold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0.556875cm" style:use-optimal-column-width="true"/>
    </style:style>
    <style:style style:name="co3" style:family="table-column">
      <style:table-column-properties fo:break-before="auto" style:column-width="8.7444791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sks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1">
            <text:p>Reduce number of files being published</text:p>
          </table:table-cell>
          <table:table-cell office:value-type="string" table:style-name="ce1">
            <text:p>Investigate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ix Umbraco sorting</text:p>
          </table:table-cell>
          <table:table-cell office:value-type="string" table:style-name="ce1">
            <text:p>500.19 err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2">
            <text:p>Get screen fixed!!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Nav bar – icons on small screen</text:p>
          </table:table-cell>
          <table:table-cell office:value-type="string" table:style-name="ce1">
            <text:p>More worthwhile when more page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1">
            <text:p>Content - bring up to dat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 - add what, where &amp; ABV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orti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ltering (full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er Detail</text:p>
          </table:table-cell>
          <table:table-cell office:value-type="string" table:style-name="ce1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Basic search across text field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Basic search U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p marker click/view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vent – list sort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Event – list filtering</text:p>
          </table:table-cell>
          <table:table-cell table:number-columns-repeated="16382"/>
        </table:table-row>
        <table:table-row table:number-rows-repeated="1048543" table:style-name="ro2">
          <table:table-cell table:number-columns-repeated="16384"/>
        </table:table-row>
      </table:table>
      <table:table table:name="Tasks_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sk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Notes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nvironment</text:p>
          </table:table-cell>
          <table:table-cell office:value-type="string" table:style-name="ce3">
            <text:p>Setup SQL Server databas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Source control system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etermine what not to check in and exclu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Install Couri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Block local IP from G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Exclude folders/files from Git</text:p>
          </table:table-cell>
          <table:table-cell office:value-type="string" table:style-name="ce1">
            <text:p>Sort &amp; tidy this up!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educe number of files being published</text:p>
          </table:table-cell>
          <table:table-cell office:value-type="string" table:style-name="ce1">
            <text:p>Still worth doing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x JS bund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Get Surface Pro 4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1">
            <text:p>General</text:p>
          </table:table-cell>
          <table:table-cell office:value-type="string" table:style-name="ce3">
            <text:p>Plan rough doc type stru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oc type icons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Allow background image per pag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Code/file architectur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Navigation ba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Get content loader finished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nvestigate site performanc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Nav bar – icons on small screen</text:p>
          </table:table-cell>
          <table:table-cell office:value-type="string" table:style-name="ce1">
            <text:p>More worthwhile when more page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Find a good fo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Get screen fixed!!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Use generic property gett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me Page</text:p>
          </table:table-cell>
          <table:table-cell office:value-type="string" table:style-name="ce3">
            <text:p>Holding page with Umbraco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ocument type</text:p>
          </table:table-cell>
          <table:table-cell office:value-type="string" table:style-name="ce1">
            <text:p>Probaby just heading for now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Position heading responsivel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Map</text:p>
          </table:table-cell>
          <table:table-cell office:value-type="string" table:style-name="ce1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Template with Google ma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Map popup; basic layout</text:p>
          </table:table-cell>
          <table:table-cell office:value-type="string" table:style-name="ce1">
            <text:p>Determine fields.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eer Listing</text:p>
          </table:table-cell>
          <table:table-cell office:value-type="string" table:style-name="ce3">
            <text:p>Document typ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Templ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Styl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get iCloud photos working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organise 2015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collect photo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">
            <text:p>Content – populate current images &amp; display taken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- fetch rest of images and name/categoris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bring up to date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FB review pic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Spacing between tile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resiz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Content – rename photo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ontent - add what, where &amp; ABV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Publish to live - code</text:p>
          </table:table-cell>
          <table:table-cell office:value-type="string" table:style-name="ce1">
            <text:p>: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Publish to live - Courier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Implement using date taken from phot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Default sorting</text:p>
          </table:table-cell>
          <table:table-cell office:value-type="string" table:style-name="ce1">
            <text:p>By photo data most recent.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">
            <text:p>Sorting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3">
            <text:p>Filtering – by Country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Filtering (full)</text:p>
          </table:table-cell>
          <table:table-cell office:value-type="string" table:style-name="ce1">
            <text:p>TB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er Detail</text:p>
          </table:table-cell>
          <table:table-cell office:value-type="string" table:style-name="ce2">
            <text:p>Popup functionalit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ocument type (initial pass)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Show beer details on popup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Country picker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Country (flag) on model – display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Styling (popup) – initial pas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Improve popup transition/close butto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Take country text from parent node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Restyle til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On pop up, scroll to to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Preserve new lines on review s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arch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ubscribe</text:p>
          </table:table-cell>
          <table:table-cell office:value-type="string" table:style-name="ce1">
            <text:p>???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ntact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Form submission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nd email with detail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Qs</text:p>
          </table:table-cell>
          <table:table-cell office:value-type="string" table:style-name="ce1">
            <text:p>Document typ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Template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tyling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Cont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alytics</text:p>
          </table:table-cell>
          <table:table-cell office:value-type="string" table:style-name="ce1">
            <text:p>Event – marker click/view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sort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Event – list filter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3">
            <text:p>Event – beer click/view</text:p>
          </table:table-cell>
          <table:table-cell table:number-columns-repeated="16382"/>
        </table:table-row>
        <table:table-row table:number-rows-repeated="10485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uncan Fisher</dc:creator>
    <meta:creation-date>2009-04-16T11:32:48Z</meta:creation-date>
    <dc:date>2016-10-22T23:07:58Z</dc:date>
    <meta:editing-cycles>69</meta:editing-cycles>
    <meta:editing-duration>PT3308977S</meta:editing-duration>
    <meta:user-defined meta:name="Info 1"/>
    <meta:user-defined meta:name="Info 2"/>
    <meta:user-defined meta:name="Info 3"/>
    <meta:user-defined meta:name="Info 4"/>
  </office:meta>
</office:document-meta>
</file>